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5102in" fo:break-before="auto" style:use-optimal-row-height="false"/>
    </style:style>
    <style:style style:name="ro9" style:family="table-row">
      <style:table-row-properties style:row-height="1.1563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_3c_Case_20_Hook_20_Create_20__26__20_Update_20_Account_3e__20_PC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28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4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4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View Profile User'.V8">
          <table:error-message table:message-type="stop" table:display="true"/>
        </table:content-validation>
        <table:content-validation table:name="val2" table:condition="of:cell-content-is-in-list(&quot;N&quot;;&quot;A&quot;;&quot;B&quot;;&quot;E&quot;)" table:allow-empty-cell="true" table:display-list="unsorted" table:base-cell-address="'View Profile User'.V64">
          <table:error-message table:message-type="stop" table:display="true"/>
        </table:content-validation>
      </table:content-validations>
      <table:table table:name="View Profile User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23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21" table:number-rows-spanned="3">
            <text:p>Test item/Result list</text:p>
          </table:table-cell>
          <table:covered-table-cell table:number-columns-repeated="20" table:style-name="ce1"/>
          <table:table-cell table:style-name="ce1" office:value-type="string" table:number-columns-spanned="3" table:number-rows-spanned="1">
            <text:p>Creator</text:p>
          </table:table-cell>
          <table:covered-table-cell table:number-columns-repeated="2" table:style-name="ce1"/>
          <table:table-cell table:style-name="ce51" office:value-type="string" table:number-columns-spanned="3" table:number-rows-spanned="1">
            <text:p>HangVTM</text:p>
          </table:table-cell>
          <table:covered-table-cell table:number-columns-repeated="2" table:style-name="ce51"/>
          <table:table-cell table:style-name="ce1" office:value-type="string" table:number-columns-spanned="4" table:number-rows-spanned="1">
            <text:p>Reviewer</text:p>
          </table:table-cell>
          <table:covered-table-cell table:number-columns-repeated="3" table:style-name="ce1"/>
          <table:table-cell table:style-name="ce51" office:value-type="string" table:number-columns-spanned="6" table:number-rows-spanned="1">
            <text:p>TuanCA</text:p>
          </table:table-cell>
          <table:covered-table-cell table:number-columns-repeated="5" table:style-name="ce51"/>
          <table:table-cell table:number-columns-repeated="987"/>
        </table:table-row>
        <table:table-row table:style-name="ro1">
          <table:covered-table-cell table:number-columns-repeated="21" table:style-name="ce1"/>
          <table:table-cell table:style-name="ce48" office:value-type="string" table:number-columns-spanned="16" table:number-rows-spanned="2">
            <text:p>Test Environment:</text:p>
            <text:p><text:span text:style-name="T1">- Server:</text:span></text:p>
            <text:p><text:span text:style-name="T1"/></text:p>
            <text:p><text:span text:style-name="T1">- Client:</text:span></text:p>
            <text:p><text:span text:style-name="T1"/></text:p>
            <text:p><text:span text:style-name="T1">- DB:</text:span></text:p>
            <text:p><text:span text:style-name="T1"/></text:p>
            <text:p><text:span text:style-name="T1">- Other:</text:span></text:p>
          </table:table-cell>
          <table:covered-table-cell table:number-columns-repeated="15" table:style-name="ce48"/>
          <table:table-cell table:number-columns-repeated="987"/>
        </table:table-row>
        <table:table-row table:style-name="ro2">
          <table:covered-table-cell table:number-columns-repeated="21" table:style-name="ce1"/>
          <table:covered-table-cell table:number-columns-repeated="16" table:style-name="ce48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Title</text:p>
          </table:table-cell>
          <table:covered-table-cell table:number-columns-repeated="2" table:style-name="ce3"/>
          <table:table-cell table:style-name="ce3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30"/>
          <table:table-cell table:number-columns-repeated="987"/>
        </table:table-row>
        <table:table-row table:style-name="ro3">
          <table:table-cell table:style-name="ce4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4"/>
          <table:table-cell table:style-name="ce49" office:value-type="string" table:number-columns-spanned="1" table:number-rows-spanned="2">
            <text:p>0001</text:p>
          </table:table-cell>
          <table:table-cell table:style-name="ce49" office:value-type="string" table:number-columns-spanned="1" table:number-rows-spanned="2">
            <text:p>0002</text:p>
          </table:table-cell>
          <table:table-cell table:style-name="ce49" office:value-type="string" table:number-columns-spanned="1" table:number-rows-spanned="2">
            <text:p>0003</text:p>
          </table:table-cell>
          <table:table-cell table:style-name="ce49" office:value-type="string" table:number-columns-spanned="1" table:number-rows-spanned="2">
            <text:p>0004</text:p>
          </table:table-cell>
          <table:table-cell table:style-name="ce49" office:value-type="string" table:number-columns-spanned="1" table:number-rows-spanned="2">
            <text:p>0005</text:p>
          </table:table-cell>
          <table:table-cell table:style-name="ce49" office:value-type="string" table:number-columns-spanned="1" table:number-rows-spanned="2">
            <text:p>0006</text:p>
          </table:table-cell>
          <table:table-cell table:style-name="ce49" office:value-type="string" table:number-columns-spanned="1" table:number-rows-spanned="2">
            <text:p>0007</text:p>
          </table:table-cell>
          <table:table-cell table:style-name="ce49" office:value-type="string" table:number-columns-spanned="1" table:number-rows-spanned="2">
            <text:p>0008</text:p>
          </table:table-cell>
          <table:table-cell table:style-name="ce49" office:value-type="string" table:number-columns-spanned="1" table:number-rows-spanned="2">
            <text:p>0009</text:p>
          </table:table-cell>
          <table:table-cell table:style-name="ce49" office:value-type="string" table:number-columns-spanned="1" table:number-rows-spanned="2">
            <text:p>0010</text:p>
          </table:table-cell>
          <table:table-cell table:style-name="ce49" office:value-type="string" table:number-columns-spanned="1" table:number-rows-spanned="2">
            <text:p>0011</text:p>
          </table:table-cell>
          <table:table-cell table:style-name="ce49" office:value-type="string" table:number-columns-spanned="1" table:number-rows-spanned="2">
            <text:p>0012</text:p>
          </table:table-cell>
          <table:table-cell table:style-name="ce49" office:value-type="string" table:number-columns-spanned="1" table:number-rows-spanned="2">
            <text:p>0013</text:p>
          </table:table-cell>
          <table:table-cell table:style-name="ce49" office:value-type="string" table:number-columns-spanned="1" table:number-rows-spanned="2">
            <text:p>0014</text:p>
          </table:table-cell>
          <table:table-cell table:style-name="ce49" office:value-type="string" table:number-columns-spanned="1" table:number-rows-spanned="2">
            <text:p>0015</text:p>
          </table:table-cell>
          <table:table-cell table:style-name="ce49" office:value-type="string" table:number-columns-spanned="1" table:number-rows-spanned="2">
            <text:p>0016</text:p>
          </table:table-cell>
          <table:table-cell table:style-name="ce49" office:value-type="string" table:number-columns-spanned="1" table:number-rows-spanned="2">
            <text:p>0017</text:p>
          </table:table-cell>
          <table:table-cell table:style-name="ce49" office:value-type="string" table:number-columns-spanned="1" table:number-rows-spanned="2">
            <text:p>0018</text:p>
          </table:table-cell>
          <table:table-cell table:style-name="ce49" office:value-type="string" table:number-columns-spanned="1" table:number-rows-spanned="2">
            <text:p>0019</text:p>
          </table:table-cell>
          <table:table-cell table:style-name="ce49" office:value-type="string" table:number-columns-spanned="1" table:number-rows-spanned="2">
            <text:p>0020</text:p>
          </table:table-cell>
          <table:table-cell table:style-name="ce49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3">
          <table:covered-table-cell table:number-columns-repeated="21" table:style-name="ce4"/>
          <table:covered-table-cell table:number-columns-repeated="21" table:style-name="ce49"/>
          <table:table-cell table:number-columns-repeated="982"/>
        </table:table-row>
        <table:table-row table:style-name="ro1">
          <table:table-cell table:style-name="ce5" office:value-type="string">
            <text:p>Condition</text:p>
          </table:table-cell>
          <table:table-cell table:style-name="ce13" office:value-type="string">
            <text:p>Test conditions start from here</text:p>
          </table:table-cell>
          <table:table-cell table:style-name="ce21" table:number-columns-repeated="18"/>
          <table:table-cell table:style-name="ce45"/>
          <table:table-cell table:style-name="ce50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“banner” is exist</text:p>
          </table:table-cell>
          <table:table-cell table:style-name="ce31" table:number-columns-repeated="17"/>
          <table:table-cell table:style-name="ce42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15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“avatar user” is exist</text:p>
          </table:table-cell>
          <table:covered-table-cell table:number-columns-repeated="18" table:style-name="ce29"/>
          <table:table-cell table:style-name="ce51" table:content-validation-name="val1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14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“name user” is exist</text:p>
          </table:table-cell>
          <table:covered-table-cell table:number-columns-repeated="18" table:style-name="ce29"/>
          <table:table-cell table:style-name="ce51" table:content-validation-name="val1" table:number-columns-repeated="2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13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email user” is exist</text:p>
          </table:table-cell>
          <table:covered-table-cell table:number-columns-repeated="18" table:style-name="ce29"/>
          <table:table-cell table:style-name="ce51" table:content-validation-name="val1" table:number-columns-repeated="3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12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“name current_course” is exist</text:p>
          </table:table-cell>
          <table:covered-table-cell table:number-columns-repeated="18" table:style-name="ce29"/>
          <table:table-cell table:style-name="ce51" table:content-validation-name="val1" table:number-columns-repeated="4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11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5" office:value-type="string" table:number-columns-spanned="19" table:number-rows-spanned="1">
            <text:p>Click “name current_course”</text:p>
          </table:table-cell>
          <table:covered-table-cell table:number-columns-repeated="18" table:style-name="ce29"/>
          <table:table-cell table:style-name="ce51" table:content-validation-name="val1" table:number-columns-repeated="5"/>
          <table:table-cell table:style-name="ce51" table:content-validation-name="val1" office:value-type="string">
            <text:p>⑥</text:p>
          </table:table-cell>
          <table:table-cell table:style-name="ce51" table:content-validation-name="val1" table:number-columns-repeated="10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6" office:value-type="string">
            <text:p>Check “start_date” current_course</text:p>
          </table:table-cell>
          <table:table-cell table:style-name="ce31" table:number-columns-repeated="17"/>
          <table:table-cell table:style-name="ce42"/>
          <table:table-cell table:style-name="ce51" table:content-validation-name="val1" table:number-columns-repeated="6"/>
          <table:table-cell table:style-name="ce51" table:content-validation-name="val1" office:value-type="string">
            <text:p>⑦</text:p>
          </table:table-cell>
          <table:table-cell table:style-name="ce51" table:content-validation-name="val1" table:number-columns-repeated="10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“end_date” current_course</text:p>
          </table:table-cell>
          <table:covered-table-cell table:number-columns-repeated="18" table:style-name="ce29"/>
          <table:table-cell table:style-name="ce51" table:content-validation-name="val1" table:number-columns-repeated="7"/>
          <table:table-cell table:style-name="ce51" table:content-validation-name="val1" office:value-type="string">
            <text:p>⑧</text:p>
          </table:table-cell>
          <table:table-cell table:style-name="ce51" table:content-validation-name="val1" table:number-columns-repeated="9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“status” current_course</text:p>
          </table:table-cell>
          <table:covered-table-cell table:number-columns-repeated="18" table:style-name="ce29"/>
          <table:table-cell table:style-name="ce51" table:content-validation-name="val1" table:number-columns-repeated="8"/>
          <table:table-cell table:style-name="ce51" table:content-validation-name="val1" office:value-type="string">
            <text:p>⑨</text:p>
          </table:table-cell>
          <table:table-cell table:style-name="ce51" table:content-validation-name="val1" table:number-columns-repeated="8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button “ edit profile”</text:p>
          </table:table-cell>
          <table:covered-table-cell table:number-columns-repeated="18" table:style-name="ce29"/>
          <table:table-cell table:style-name="ce51" table:content-validation-name="val1" table:number-columns-repeated="9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lick button “edit profile”</text:p>
          </table:table-cell>
          <table:covered-table-cell table:number-columns-repeated="18" table:style-name="ce29"/>
          <table:table-cell table:style-name="ce51" table:content-validation-name="val1" table:number-columns-repeated="10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6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heck “list subjects” of current_course</text:p>
          </table:table-cell>
          <table:covered-table-cell table:number-columns-repeated="18" table:style-name="ce29"/>
          <table:table-cell table:style-name="ce51" table:content-validation-name="val1" table:number-columns-repeated="11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5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“name subject” is exist</text:p>
          </table:table-cell>
          <table:covered-table-cell table:number-columns-repeated="18" table:style-name="ce29"/>
          <table:table-cell table:style-name="ce51" table:content-validation-name="val1" table:number-columns-repeated="12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4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“start_date” subject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3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“end_date” subject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/>
          <table:table-cell table:style-name="ce51" table:content-validation-name="val1" office:value-type="string">
            <text:p>⑥</text:p>
          </table:table-cell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“status” subject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 office:value-type="string">
            <text:p>⑦</text:p>
          </table:table-cell>
          <table:table-cell table:style-name="ce51" table:content-validation-name="val1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list task” belong to subject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/>
          <table:table-cell table:style-name="ce51" table:content-validation-name="val1" office:value-type="string">
            <text:p>⑧</text:p>
          </table:table-cell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name task” is exist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 table:content-validation-name="val1" office:value-type="string">
            <text:p>⑨</text:p>
          </table:table-cell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status” task of subject</text:p>
          </table:table-cell>
          <table:covered-table-cell table:number-columns-repeated="18" table:style-name="ce29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12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tasks deleted form course</text:p>
          </table:table-cell>
          <table:covered-table-cell table:number-columns-repeated="18" table:style-name="ce29"/>
          <table:table-cell table:style-name="ce51" table:content-validation-name="val1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11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new tasks added form course</text:p>
          </table:table-cell>
          <table:covered-table-cell table:number-columns-repeated="18" table:style-name="ce29"/>
          <table:table-cell table:style-name="ce51" table:content-validation-name="val1" table:number-columns-repeated="2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10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activity log”</text:p>
          </table:table-cell>
          <table:covered-table-cell table:number-columns-repeated="18" table:style-name="ce29"/>
          <table:table-cell table:style-name="ce51" table:content-validation-name="val1" table:number-columns-repeated="3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9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list activity of curent_user and current_course</text:p>
          </table:table-cell>
          <table:covered-table-cell table:number-columns-repeated="18" table:style-name="ce29"/>
          <table:table-cell table:style-name="ce51" table:content-validation-name="val1" table:number-columns-repeated="4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8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1">
          <table:table-cell table:style-name="ce6" office:value-type="string">
            <text:p>Confirm</text:p>
          </table:table-cell>
          <table:table-cell table:style-name="ce16" office:value-type="string">
            <text:p>Expected Outputs starts from here</text:p>
          </table:table-cell>
          <table:table-cell table:style-name="ce28" table:number-columns-repeated="18"/>
          <table:table-cell table:style-name="ce46"/>
          <table:table-cell table:style-name="ce52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banner “Profile”</text:p>
          </table:table-cell>
          <table:table-cell table:style-name="ce31" table:number-columns-repeated="17"/>
          <table:table-cell table:style-name="ce42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15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Check “avarta user” correct according to DB </text:p>
          </table:table-cell>
          <table:covered-table-cell table:number-columns-repeated="18" table:style-name="ce29"/>
          <table:table-cell table:style-name="ce51" table:content-validation-name="val1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14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Check “name user”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2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13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19" table:number-rows-spanned="1">
            <text:p>Check “email user”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3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12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Check “name current_course”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4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11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5" office:value-type="string" table:number-columns-spanned="19" table:number-rows-spanned="1">
            <text:p>Direct to profile course page</text:p>
          </table:table-cell>
          <table:covered-table-cell table:number-columns-repeated="18" table:style-name="ce29"/>
          <table:table-cell table:style-name="ce51" table:content-validation-name="val1" table:number-columns-repeated="5"/>
          <table:table-cell table:style-name="ce51" table:content-validation-name="val1" office:value-type="string">
            <text:p>⑥</text:p>
          </table:table-cell>
          <table:table-cell table:style-name="ce51" table:content-validation-name="val1" table:number-columns-repeated="10"/>
          <table:table-cell table:style-name="ce43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6" office:value-type="string">
            <text:p>Check start_date current_course correct according to DB</text:p>
          </table:table-cell>
          <table:table-cell table:style-name="ce31" table:number-columns-repeated="17"/>
          <table:table-cell table:style-name="ce42"/>
          <table:table-cell table:style-name="ce51" table:content-validation-name="val1" table:number-columns-repeated="6"/>
          <table:table-cell table:style-name="ce51" table:content-validation-name="val1" office:value-type="string">
            <text:p>⑦</text:p>
          </table:table-cell>
          <table:table-cell table:style-name="ce51" table:content-validation-name="val1" table:number-columns-repeated="10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end_date current_course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7"/>
          <table:table-cell table:style-name="ce51" table:content-validation-name="val1" office:value-type="string">
            <text:p>⑧</text:p>
          </table:table-cell>
          <table:table-cell table:style-name="ce51" table:content-validation-name="val1" table:number-columns-repeated="9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5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status “start” if <text:s/>current_course is new <text:s text:c="69"/>or status “traning” if current_course is tranning and not finish <text:s text:c="41"/>or status “ finish” if current_course is finished</text:p>
          </table:table-cell>
          <table:covered-table-cell table:number-columns-repeated="18" table:style-name="ce29"/>
          <table:table-cell table:style-name="ce51" table:content-validation-name="val1" table:number-columns-repeated="8"/>
          <table:table-cell table:style-name="ce51" table:content-validation-name="val1" office:value-type="string">
            <text:p>⑨</text:p>
          </table:table-cell>
          <table:table-cell table:style-name="ce51" table:content-validation-name="val1" table:number-columns-repeated="8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button “ edit profile”</text:p>
          </table:table-cell>
          <table:covered-table-cell table:number-columns-repeated="18" table:style-name="ce29"/>
          <table:table-cell table:style-name="ce51" table:content-validation-name="val1" table:number-columns-repeated="9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Direct to edit_profile page</text:p>
          </table:table-cell>
          <table:covered-table-cell table:number-columns-repeated="18" table:style-name="ce29"/>
          <table:table-cell table:style-name="ce51" table:content-validation-name="val1" table:number-columns-repeated="10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6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heck list subjects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1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5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subject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2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4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start_date subject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3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end_date subject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/>
          <table:table-cell table:style-name="ce51" table:content-validation-name="val1" office:value-type="string">
            <text:p>⑥</text:p>
          </table:table-cell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6">
          <table:table-cell table:style-name="ce6"/>
          <table:table-cell table:style-name="ce15"/>
          <table:table-cell table:style-name="ce27" office:value-type="string" table:number-columns-spanned="19" table:number-rows-spanned="1">
            <text:p>Check status “start” if <text:s/>subject is new <text:s text:c="80"/>or status “traning” if subject is tranning and not finish <text:s text:c="52"/>or status “ finish” if subject is finished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 office:value-type="string">
            <text:p>⑦</text:p>
          </table:table-cell>
          <table:table-cell table:style-name="ce51" table:content-validation-name="val1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list all task belong to subject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/>
          <table:table-cell table:style-name="ce51" table:content-validation-name="val1" office:value-type="string">
            <text:p>⑧</text:p>
          </table:table-cell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name subject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13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 table:content-validation-name="val1" office:value-type="string">
            <text:p>⑨</text:p>
          </table:table-cell>
          <table:table-cell table:style-name="ce51" table:content-validation-name="val1" table:number-columns-repeated="3"/>
          <table:table-cell table:number-columns-repeated="982"/>
        </table:table-row>
        <table:table-row table:style-name="ro5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status “start” if <text:s/>task is new <text:s text:c="85"/>or status “traning” if <text:s/>task is tranning and not finish <text:s text:c="55"/>or status “ finish” if <text:s/>task is finished</text:p>
          </table:table-cell>
          <table:covered-table-cell table:number-columns-repeated="18" table:style-name="ce29"/>
          <table:table-cell table:style-name="ce51" table:content-validation-name="val1" office:value-type="string">
            <text:p>①</text:p>
          </table:table-cell>
          <table:table-cell table:style-name="ce51" table:content-validation-name="val1" table:number-columns-repeated="12"/>
          <table:table-cell table:style-name="ce43" table:content-validation-name="val1" table:number-columns-repeated="2"/>
          <table:table-cell table:style-name="ce51" table:content-validation-name="val1" table:number-columns-repeated="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Has not tasks deleled form course</text:p>
          </table:table-cell>
          <table:covered-table-cell table:number-columns-repeated="18" table:style-name="ce29"/>
          <table:table-cell table:style-name="ce51" table:content-validation-name="val1"/>
          <table:table-cell table:style-name="ce51" table:content-validation-name="val1" office:value-type="string">
            <text:p>②</text:p>
          </table:table-cell>
          <table:table-cell table:style-name="ce51" table:content-validation-name="val1" table:number-columns-repeated="15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Has new tasks added form course</text:p>
          </table:table-cell>
          <table:covered-table-cell table:number-columns-repeated="18" table:style-name="ce29"/>
          <table:table-cell table:style-name="ce51" table:content-validation-name="val1" table:number-columns-repeated="2"/>
          <table:table-cell table:style-name="ce51" table:content-validation-name="val1" office:value-type="string">
            <text:p>③</text:p>
          </table:table-cell>
          <table:table-cell table:style-name="ce51" table:content-validation-name="val1" table:number-columns-repeated="14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“activity log”</text:p>
          </table:table-cell>
          <table:covered-table-cell table:number-columns-repeated="18" table:style-name="ce29"/>
          <table:table-cell table:style-name="ce51" table:content-validation-name="val1" table:number-columns-repeated="3"/>
          <table:table-cell table:style-name="ce51" table:content-validation-name="val1" office:value-type="string">
            <text:p>④</text:p>
          </table:table-cell>
          <table:table-cell table:style-name="ce51" table:content-validation-name="val1" table:number-columns-repeated="13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list activity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4"/>
          <table:table-cell table:style-name="ce51" table:content-validation-name="val1" office:value-type="string">
            <text:p>⑤</text:p>
          </table:table-cell>
          <table:table-cell table:style-name="ce51" table:content-validation-name="val1" table:number-columns-repeated="12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heck time of activity correct according to DB</text:p>
          </table:table-cell>
          <table:covered-table-cell table:number-columns-repeated="18" table:style-name="ce29"/>
          <table:table-cell table:style-name="ce51" table:content-validation-name="val1" table:number-columns-repeated="5"/>
          <table:table-cell table:style-name="ce51" table:content-validation-name="val1" office:value-type="string">
            <text:p>⑥</text:p>
          </table:table-cell>
          <table:table-cell table:style-name="ce51" table:content-validation-name="val1" table:number-columns-repeated="11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9" table:number-rows-spanned="1"/>
          <table:covered-table-cell table:number-columns-repeated="18" table:style-name="ce29"/>
          <table:table-cell table:style-name="ce51" table:content-validation-name="val1" table:number-columns-repeated="1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9" table:number-rows-spanned="1"/>
          <table:covered-table-cell table:number-columns-repeated="18" table:style-name="ce29"/>
          <table:table-cell table:style-name="ce51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9" table:number-rows-spanned="1"/>
          <table:covered-table-cell table:number-columns-repeated="18" table:style-name="ce29"/>
          <table:table-cell table:style-name="ce51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9" table:number-rows-spanned="1"/>
          <table:covered-table-cell table:number-columns-repeated="18" table:style-name="ce29"/>
          <table:table-cell table:style-name="ce51" table:content-validation-name="val1" table:number-columns-repeated="1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8" table:number-rows-spanned="1"/>
          <table:covered-table-cell table:number-columns-repeated="17" table:style-name="ce29"/>
          <table:table-cell table:style-name="ce29"/>
          <table:table-cell table:style-name="ce51" table:content-validation-name="val1" table:number-columns-repeated="1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9" table:number-columns-spanned="18" table:number-rows-spanned="1"/>
          <table:covered-table-cell table:number-columns-repeated="17" table:style-name="ce29"/>
          <table:table-cell table:style-name="ce29"/>
          <table:table-cell table:style-name="ce51" table:content-validation-name="val1" table:number-columns-repeated="17"/>
          <table:table-cell table:style-name="ce51"/>
          <table:table-cell table:style-name="ce51" table:content-validation-name="val1" table:number-columns-repeated="3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9" table:number-columns-spanned="19" table:number-rows-spanned="1"/>
          <table:covered-table-cell table:number-columns-repeated="18" table:style-name="ce29"/>
          <table:table-cell table:style-name="ce51" table:content-validation-name="val1" table:number-columns-repeated="18"/>
          <table:table-cell table:style-name="ce51"/>
          <table:table-cell table:style-name="ce51" table:content-validation-name="val1" table:number-columns-repeated="2"/>
          <table:table-cell table:number-columns-repeated="982"/>
        </table:table-row>
        <table:table-row table:style-name="ro7">
          <table:table-cell table:style-name="ce7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7"/>
          <table:table-cell table:number-columns-repeated="21" table:style-name="ce53" table:content-validation-name="val2" office:value-type="string">
            <text:p>A</text:p>
          </table:table-cell>
          <table:table-cell table:number-columns-repeated="982"/>
        </table:table-row>
        <table:table-row table:style-name="ro1">
          <table:table-cell table:style-name="ce8" office:value-type="string" table:number-columns-spanned="5" table:number-rows-spanned="2">
            <text:p>Function name</text:p>
          </table:table-cell>
          <table:covered-table-cell table:number-columns-repeated="4" table:style-name="ce8"/>
          <table:table-cell table:style-name="ce3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32"/>
          <table:table-cell table:style-name="ce43" office:value-type="string" table:number-columns-spanned="5" table:number-rows-spanned="2">
            <text:p>Date</text:p>
          </table:table-cell>
          <table:covered-table-cell table:number-columns-repeated="4" table:style-name="ce43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style-name="ce54" table:number-columns-spanned="1" table:number-rows-spanned="2"/>
          <table:table-cell table:number-columns-repeated="982"/>
        </table:table-row>
        <table:table-row table:style-name="ro8">
          <table:covered-table-cell table:number-columns-repeated="5" table:style-name="ce8"/>
          <table:covered-table-cell table:number-columns-repeated="11" table:style-name="ce32"/>
          <table:covered-table-cell table:number-columns-repeated="5" table:style-name="ce43"/>
          <table:covered-table-cell table:number-columns-repeated="21" table:style-name="ce54"/>
          <table:table-cell table:number-columns-repeated="982"/>
        </table:table-row>
        <table:table-row table:style-name="ro9">
          <table:table-cell table:style-name="ce9"/>
          <table:table-cell table:style-name="ce17" table:number-columns-repeated="4"/>
          <table:table-cell table:style-name="ce33" table:number-columns-repeated="7"/>
          <table:table-cell table:style-name="ce37" table:number-columns-repeated="3"/>
          <table:table-cell table:style-name="ce41"/>
          <table:table-cell table:style-name="ce44" office:value-type="string" table:number-columns-spanned="5" table:number-rows-spanned="1">
            <text:p>Executor</text:p>
          </table:table-cell>
          <table:covered-table-cell table:number-columns-repeated="4" table:style-name="ce44"/>
          <table:table-cell table:style-name="ce55" table:number-columns-repeated="21"/>
          <table:table-cell table:number-columns-repeated="982"/>
        </table:table-row>
        <table:table-row table:style-name="ro1">
          <table:table-cell table:style-name="ce10"/>
          <table:table-cell table:style-name="ce18" table:number-columns-repeated="10"/>
          <table:table-cell table:style-name="ce34"/>
          <table:table-cell table:style-name="ce38" office:value-type="string">
            <text:p>Item no</text:p>
          </table:table-cell>
          <table:table-cell table:style-name="ce31" table:number-columns-repeated="2"/>
          <table:table-cell table:style-name="ce42"/>
          <table:table-cell table:style-name="ce38"/>
          <table:table-cell table:style-name="ce31" table:number-columns-repeated="3"/>
          <table:table-cell table:style-name="ce42"/>
          <table:table-cell table:style-name="ce47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5"/>
          <table:table-cell table:style-name="ce39" office:value-type="string" table:number-columns-spanned="1" table:number-rows-spanned="4">
            <text:p>Test result</text:p>
          </table:table-cell>
          <table:table-cell table:style-name="ce40" office:value-type="float" office:value="1" table:number-columns-spanned="3" table:number-rows-spanned="1">
            <text:p>1</text:p>
          </table:table-cell>
          <table:covered-table-cell table:number-columns-repeated="2" table:style-name="ce40"/>
          <table:table-cell table:style-name="ce3" office:value-type="string" table:number-columns-spanned="4" table:number-rows-spanned="1">
            <text:p>Normal</text:p>
          </table:table-cell>
          <table:covered-table-cell table:number-columns-repeated="3" table:style-name="ce3"/>
          <table:table-cell table:style-name="ce47" table:formula="of:=COUNTIF([.V64:.AK64];&quot;N&quot;)" office:value-type="float" office:value="0">
            <text:p>0</text:p>
          </table:table-cell>
          <table:table-cell table:style-name="ce47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5"/>
          <table:covered-table-cell table:style-name="ce39"/>
          <table:table-cell table:style-name="ce40" office:value-type="float" office:value="2" table:number-columns-spanned="3" table:number-rows-spanned="1">
            <text:p>2</text:p>
          </table:table-cell>
          <table:covered-table-cell table:number-columns-repeated="2" table:style-name="ce40"/>
          <table:table-cell table:style-name="ce3" office:value-type="string" table:number-columns-spanned="4" table:number-rows-spanned="1">
            <text:p>Abnormal</text:p>
          </table:table-cell>
          <table:covered-table-cell table:number-columns-repeated="3" table:style-name="ce3"/>
          <table:table-cell table:style-name="ce47" table:formula="of:=COUNTIF([.V64:.AK64];&quot;A&quot;)" office:value-type="float" office:value="16">
            <text:p>16</text:p>
          </table:table-cell>
          <table:table-cell table:style-name="ce47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5"/>
          <table:covered-table-cell table:style-name="ce39"/>
          <table:table-cell table:style-name="ce40" office:value-type="float" office:value="3" table:number-columns-spanned="3" table:number-rows-spanned="1">
            <text:p>3</text:p>
          </table:table-cell>
          <table:covered-table-cell table:number-columns-repeated="2" table:style-name="ce40"/>
          <table:table-cell table:style-name="ce3" office:value-type="string" table:number-columns-spanned="4" table:number-rows-spanned="1">
            <text:p>Boundary/limitation</text:p>
          </table:table-cell>
          <table:covered-table-cell table:number-columns-repeated="3" table:style-name="ce3"/>
          <table:table-cell table:style-name="ce47" table:formula="of:=COUNTIF([.V64:.AK64];&quot;B&quot;)" office:value-type="float" office:value="0">
            <text:p>0</text:p>
          </table:table-cell>
          <table:table-cell table:style-name="ce47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5"/>
          <table:covered-table-cell table:style-name="ce39"/>
          <table:table-cell table:style-name="ce40" office:value-type="float" office:value="4" table:number-columns-spanned="3" table:number-rows-spanned="1">
            <text:p>4</text:p>
          </table:table-cell>
          <table:covered-table-cell table:number-columns-repeated="2" table:style-name="ce40"/>
          <table:table-cell table:style-name="ce3" office:value-type="string" table:number-columns-spanned="4" table:number-rows-spanned="1">
            <text:p>Other</text:p>
          </table:table-cell>
          <table:covered-table-cell table:number-columns-repeated="3" table:style-name="ce3"/>
          <table:table-cell table:style-name="ce47" table:formula="of:=COUNTIF([.V64:.AK64];&quot;E&quot;)" office:value-type="float" office:value="0">
            <text:p>0</text:p>
          </table:table-cell>
          <table:table-cell table:style-name="ce47" table:number-columns-repeated="21"/>
          <table:table-cell table:number-columns-repeated="982"/>
        </table:table-row>
        <table:table-row table:style-name="ro1">
          <table:table-cell table:style-name="ce12"/>
          <table:table-cell table:style-name="ce20" table:number-columns-repeated="10"/>
          <table:table-cell table:style-name="ce36"/>
          <table:table-cell table:style-name="ce38"/>
          <table:table-cell table:style-name="ce31" table:number-columns-repeated="2"/>
          <table:table-cell table:style-name="ce42"/>
          <table:table-cell table:style-name="ce3" office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47" table:formula="of:=SUM([.U69:.U72])" office:value-type="float" office:value="16">
            <text:p>16</text:p>
          </table:table-cell>
          <table:table-cell table:style-name="ce47" table:number-columns-repeated="2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" table:number-rows-repeated="1048493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New" table:base-cell-address="$'View Profile User'.$A$1" table:expression="NA()"/>
        <table:named-expression table:name="New_9" table:base-cell-address="$'View Profile User'.$A$1" table:expression="NA()"/>
        <table:named-expression table:name="test" table:base-cell-address="$'View Profile User'.$A$1" table:expression="NA()"/>
        <table:named-expression table:name="test_8" table:base-cell-address="$'View Profile User'.$A$1" table:expression="NA()"/>
        <table:named-expression table:name="test_9" table:base-cell-address="$'View Profile User'.$A$1" table:expression="NA()"/>
        <table:named-expression table:name="_Toc113355138_7" table:base-cell-address="$'View Profile User'.$A$1" table:expression="NA()"/>
        <table:named-expression table:name="_Toc113355138_7_7" table:base-cell-address="$'View Profile User'.$A$1" table:expression="NA()"/>
        <table:named-expression table:name="_Toc113355138_7_8" table:base-cell-address="$'View Profile User'.$A$1" table:expression="NA()"/>
        <table:named-expression table:name="_Toc113355138_7_9" table:base-cell-address="$'View Profile User'.$A$1" table:expression="NA()"/>
        <table:named-expression table:name="_Toc113355139_7" table:base-cell-address="$'View Profile User'.$A$1" table:expression="NA()"/>
        <table:named-expression table:name="_Toc113355139_7_7" table:base-cell-address="$'View Profile User'.$A$1" table:expression="NA()"/>
        <table:named-expression table:name="_Toc113355139_7_8" table:base-cell-address="$'View Profile User'.$A$1" table:expression="NA()"/>
        <table:named-expression table:name="_Toc113355139_7_9" table:base-cell-address="$'View Profile User'.$A$1" table:expression="NA()"/>
        <table:named-expression table:name="_Toc113355140_7" table:base-cell-address="$'View Profile User'.$A$1" table:expression="NA()"/>
        <table:named-expression table:name="_Toc113355140_7_7" table:base-cell-address="$'View Profile User'.$A$1" table:expression="NA()"/>
        <table:named-expression table:name="_Toc113355140_7_8" table:base-cell-address="$'View Profile User'.$A$1" table:expression="NA()"/>
        <table:named-expression table:name="_Toc113355140_7_9" table:base-cell-address="$'View Profile User'.$A$1" table:expression="NA()"/>
        <table:named-expression table:name="_Toc113355141_7" table:base-cell-address="$'View Profile User'.$A$1" table:expression="NA()"/>
        <table:named-expression table:name="_Toc113355141_7_7" table:base-cell-address="$'View Profile User'.$A$1" table:expression="NA()"/>
        <table:named-expression table:name="_Toc113355141_7_8" table:base-cell-address="$'View Profile User'.$A$1" table:expression="NA()"/>
        <table:named-expression table:name="_Toc113355141_7_9" table:base-cell-address="$'View Profile User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/>
      <number:text>/</number:text>
      <number:day/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09:44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20T16:15:31</dc:date>
    <meta:editing-cycles>207</meta:editing-cycles>
    <meta:editing-duration>PT20H48M28S</meta:editing-duration>
    <dc:creator>Min Yul</dc:creator>
    <meta:generator>LibreOffice/4.0.2.2$Linux_X86_64 LibreOffice_project/400m0$Build-2</meta:generator>
    <meta:document-statistic meta:table-count="1" meta:cell-count="171" meta:object-count="0"/>
  </office:meta>
</office:document-meta>
</file>